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94697" officeooo:paragraph-rsid="00094697"/>
    </style:style>
    <style:style style:name="P2" style:family="paragraph" style:parent-style-name="Standard" style:list-style-name="L1"/>
    <style:style style:name="P3" style:family="paragraph" style:parent-style-name="Standard">
      <style:text-properties officeooo:paragraph-rsid="0008ae91"/>
    </style:style>
    <style:style style:name="P4" style:family="paragraph" style:parent-style-name="Standard">
      <style:text-properties officeooo:rsid="0008ae91" officeooo:paragraph-rsid="0008ae91"/>
    </style:style>
    <style:style style:name="P5" style:family="paragraph" style:parent-style-name="Standard" style:list-style-name="L2">
      <style:text-properties officeooo:rsid="0008ae91" officeooo:paragraph-rsid="0008ae91"/>
    </style:style>
    <style:style style:name="P6" style:family="paragraph" style:parent-style-name="Standard">
      <style:text-properties style:text-underline-style="solid" style:text-underline-width="auto" style:text-underline-color="font-color" officeooo:rsid="0008ae91" officeooo:paragraph-rsid="0008ae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ae91"/>
    </style:style>
    <style:style style:name="T3" style:family="text">
      <style:text-properties officeooo:rsid="000946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ifrando el Universo: apariencia de las galaxias</text:p>
      <text:h text:style-name="P1" text:outline-level="1">Introducción</text:h>
      <text:p text:style-name="Standard">El universo es la totalidad de todas las formas de materia, energía, espacio-tiempo y leyes físicas que las rigen el universo está formado por galaxias y agrupaciones de galaxias. Las galaxias son agrupaciones masivas de estrellas, y son las estructuras más grandes en las que se organiza la materia en el universo. Por ser materia tienen propiedades físicas y químicas características de la materia (ocupa un espacio en el tiempo y tienen energía). Por tanto pueden ser percibidas por métodos físicos, químicos y sensoriales</text:p>
      <text:h text:style-name="Heading_20_1" text:outline-level="1">Descripción </text:h>
      <text:p text:style-name="Standard">El conjunto de datos a usar contiene un gran volumen de datos compuestos por variables físicas correlacionadas de las galaxias e imágenes de cada una de ellas, los cuales se usan para abordar problemas reales en la Astronomía, cómo la clasificación morfológica de las galaxias según sus características físicas o el aspecto que presentan.</text:p>
      <text:h text:style-name="Heading_20_1" text:outline-level="1">Objetivo general</text:h>
      <text:p text:style-name="P3">Clasificar el tipo morfológico de galaxias a través de sus propiedades físicas y la apariencia que distingue cada tipo.</text:p>
      <text:h text:style-name="Heading_20_1" text:outline-level="1">Trataremos de responder algunas de las siguientes preguntas</text:h>
      <text:p text:style-name="Standard">- Qué <text:span text:style-name="T2">características </text:span>son las más informativas en el conjunto de datos propuesto para la clasificación ?</text:p>
      <text:p text:style-name="Standard">- Cuáles son los métodos de selección de características más efectivos en cada clasificador?</text:p>
      <text:p text:style-name="Standard">- Cuál es la mejor métrica según la información del conjunto de datos para evaluar el rendimiento de los <text:span text:style-name="T2">clasificadores</text:span>?</text:p>
      <text:p text:style-name="Standard">- Cuál es el modelo de aprendizaje automático más efectivo en la clasificación de un conjunto datos compuesto por:</text:p>
      <text:list xml:id="list2313200603" text:style-name="L1">
        <text:list-item>
          <text:p text:style-name="P2">variables físicas de las galaxias;</text:p>
        </text:list-item>
        <text:list-item>
          <text:p text:style-name="P2">imágenes de galaxias;</text:p>
        </text:list-item>
        <text:list-item>
          <text:p text:style-name="P2">variables físicas más imágenes de galaxias</text:p>
        </text:list-item>
      </text:list>
      <text:h text:style-name="Heading_20_1" text:outline-level="1">Los datos</text:h>
      <text:p text:style-name="P3">Los conjuntos de datos está directamente relacionado con el área de la Astronomía, el mismo fue obtenido a partir del Sloan Digital Sky Survey (http://skyserver.sdss.org/CasJobs). En particular el conjunto de datos abarca la información de 92102 galaxias, contiene la información de algunas variables físicas como: la distancia, la posición angular, el brillo, el color y el tipo de galaxia (elípticas, espirales o indeterminadas), esta información permite clasificar las galaxias según su morfología.</text:p>
      <text:h text:style-name="Heading_20_1" text:outline-level="1"><text:soft-page-break/>Desarrollo</text:h>
      <text:p text:style-name="P6">Práctico Análisis y Visualización de Datos</text:p>
      <text:h text:style-name="Heading_20_2" text:outline-level="2">Objetivo y alcance</text:h>
      <text:p text:style-name="P4">Se introducirá la miscelánea disponible para la inspección y visualización de la estadística descriptiva, estadística inferencial y probabilidad conjunta para cada una de las variables físicas de las galaxias, herramientas suficientes para determinar la distribución y estadisticos de las cantidades físicas que caracterizan al dataset y como éstas están relacionadas.</text:p>
      <text:h text:style-name="Heading_20_2" text:outline-level="2">Método</text:h>
      <text:p text:style-name="P4">El objetivo será hecho a través de las librerías de python dedicadas a la examinación y visualización, principalmente con librerías como: pandas, numpy, seaborn, matplotlib y scipy. En la parte estadística se estudiarán los intercuartiles, valores extremos, outliers y las distribuciones que sigue cada una de las variables ajustadas a la distribución normal, las mismas tambien se visualizarán a través de histogramas y boxplots. Usando métodos probabilisticos como el teorema de Bayes, chi-cuadrado y el intervalo de confianza de la mediana en los boxplots se verá la correlación entre estas variables.</text:p>
      <text:h text:style-name="Heading_20_2" text:outline-level="2">Estructura del informe</text:h>
      <text:p text:style-name="P4">Presentación de los datos;</text:p>
      <text:p text:style-name="P4">Visualización de datos categóricos y numéricos;</text:p>
      <text:p text:style-name="P4">Valores explícitos característicos de la distribución de algunas de las variables;</text:p>
      <text:p text:style-name="P4">Vizualización de la distribución con los valores característicos de la misma;</text:p>
      <text:p text:style-name="P4">Ajuste de la distribución a una Normal;</text:p>
      <text:p text:style-name="P4">Examinación de distribuciones de probabilidades discretas y continuas;</text:p>
      <text:p text:style-name="P4">Correlación entre las variables;</text:p>
      <text:p text:style-name="P4">Visualización de correlación entre variables usando mapas de calor;</text:p>
      <text:p text:style-name="P4">Conclusiones.</text:p>
      <text:h text:style-name="Heading_20_2" text:outline-level="2">Columnas del dataset</text:h>
      <text:list xml:id="list3909247087" text:style-name="L2">
        <text:list-item>
          <text:p text:style-name="P5">rac y dec = Posición angular, rac de 0 a 360 y dec de -90 a 90</text:p>
        </text:list-item>
        <text:list-item>
          <text:p text:style-name="P5">Mag_u,Mag_g,Mag_r,Mag_i,Mag_z= Estas variables representan una fracción de la luz total que observamos de las galaxias según su frecuencia (como por ejemplo, la frecuencia de radio, para más información wiki)</text:p>
        </text:list-item>
        <text:list-item>
          <text:p text:style-name="P5">z = Es una medida de la distancia a la que se encuentra la galaxia</text:p>
        </text:list-item>
        <text:list-item>
          <text:p text:style-name="P5">R = Es una medida del tamaño de la galaxia</text:p>
        </text:list-item>
        <text:list-item>
          <text:p text:style-name="P5">color= Como su nombre lo indica es el color más predominante en la galaxia</text:p>
        </text:list-item>
        <text:list-item>
          <text:p text:style-name="P5">elíptica, espiral, irregular= Estas columnas identifican el tipo de morfología de las galaxias. Si el valor de una de estas tres columnas es 1, entonces la galaxia tiene esa morfología y las dos restantes tendran el valor 0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3T21:45:52.139382511</meta:creation-date>
    <dc:date>2021-07-04T00:14:46.251548618</dc:date>
    <meta:editing-duration>PT2H6M29S</meta:editing-duration>
    <meta:editing-cycles>1</meta:editing-cycles>
    <meta:document-statistic meta:table-count="0" meta:image-count="0" meta:object-count="0" meta:page-count="2" meta:paragraph-count="40" meta:word-count="685" meta:character-count="4403" meta:non-whitespace-character-count="3766"/>
    <meta:generator>LibreOffice/7.0.6.2$Linux_X86_64 LibreOffice_project/00$Build-2</meta:generator>
  </office:meta>
</office:document-meta>
</file>